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e5d0"/>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3555d" style:font-weight-asian="bold" style:font-weight-complex="bold"/>
    </style:style>
    <style:style style:name="P4" style:family="paragraph" style:parent-style-name="Standard">
      <style:text-properties fo:font-weight="bold" officeooo:paragraph-rsid="0014c6c4" style:font-weight-asian="bold" style:font-weight-complex="bold"/>
    </style:style>
    <style:style style:name="P5" style:family="paragraph" style:parent-style-name="Standard">
      <style:text-properties fo:font-weight="bold" officeooo:paragraph-rsid="0016e736" style:font-weight-asian="bold" style:font-weight-complex="bold"/>
    </style:style>
    <style:style style:name="P6" style:family="paragraph" style:parent-style-name="Standard">
      <style:text-properties fo:font-weight="normal" officeooo:paragraph-rsid="0013555d" style:font-weight-asian="normal" style:font-weight-complex="normal"/>
    </style:style>
    <style:style style:name="P7" style:family="paragraph" style:parent-style-name="Standard">
      <style:text-properties fo:font-weight="normal" officeooo:paragraph-rsid="0014c6c4" style:font-weight-asian="normal" style:font-weight-complex="normal"/>
    </style:style>
    <style:style style:name="P8" style:family="paragraph" style:parent-style-name="Standard">
      <style:text-properties fo:font-weight="normal" officeooo:paragraph-rsid="0016e736" style:font-weight-asian="normal" style:font-weight-complex="normal"/>
    </style:style>
    <style:style style:name="P9" style:family="paragraph" style:parent-style-name="Standard">
      <style:text-properties style:text-underline-style="solid" style:text-underline-width="auto" style:text-underline-color="font-color" fo:font-weight="bold" officeooo:paragraph-rsid="0016e736" style:font-weight-asian="bold" style:font-weight-complex="bold"/>
    </style:style>
    <style:style style:name="P10" style:family="paragraph" style:parent-style-name="Standard">
      <style:text-properties style:text-underline-style="solid" style:text-underline-width="auto" style:text-underline-color="font-color" fo:font-weight="bold" officeooo:paragraph-rsid="0013555d" style:font-weight-asian="bold" style:font-weight-complex="bold"/>
    </style:style>
    <style:style style:name="P11" style:family="paragraph" style:parent-style-name="Standard">
      <style:text-properties style:text-underline-style="solid" style:text-underline-width="auto" style:text-underline-color="font-color" officeooo:paragraph-rsid="0013555d"/>
    </style:style>
    <style:style style:name="P12" style:family="paragraph" style:parent-style-name="Text_20_body">
      <style:text-properties officeooo:paragraph-rsid="001aa2e5"/>
    </style:style>
    <style:style style:name="P13" style:family="paragraph" style:parent-style-name="Standard" style:list-style-name="L1"/>
    <style:style style:name="P14" style:family="paragraph" style:parent-style-name="Standard" style:list-style-name="L2">
      <style:text-properties officeooo:paragraph-rsid="0011e5d0"/>
    </style:style>
    <style:style style:name="P15" style:family="paragraph" style:parent-style-name="Standard" style:list-style-name="L3">
      <style:text-properties officeooo:paragraph-rsid="0013555d"/>
    </style:style>
    <style:style style:name="P16" style:family="paragraph" style:parent-style-name="Standard">
      <style:text-properties fo:font-weight="normal" officeooo:paragraph-rsid="0013555d" style:font-weight-asian="normal" style:font-weight-complex="normal"/>
    </style:style>
    <style:style style:name="P17" style:family="paragraph" style:parent-style-name="Standard" style:list-style-name="L4">
      <style:text-properties fo:font-weight="normal" officeooo:paragraph-rsid="0014c6c4" style:font-weight-asian="normal" style:font-weight-complex="normal"/>
    </style:style>
    <style:style style:name="P18" style:family="paragraph" style:parent-style-name="Standard" style:list-style-name="L5">
      <style:text-properties fo:font-weight="normal" officeooo:paragraph-rsid="0016e736" style:font-weight-asian="normal" style:font-weight-complex="normal"/>
    </style:style>
    <style:style style:name="P19" style:family="paragraph" style:parent-style-name="Standard" style:list-style-name="L6">
      <style:text-properties fo:font-weight="normal" officeooo:paragraph-rsid="0016e736" style:font-weight-asian="normal" style:font-weight-complex="normal"/>
    </style:style>
    <style:style style:name="P20" style:family="paragraph" style:parent-style-name="Standard">
      <style:text-properties fo:font-weight="normal" officeooo:paragraph-rsid="0014c6c4" style:font-weight-asian="normal" style:font-weight-complex="normal"/>
    </style:style>
    <style:style style:name="P21" style:family="paragraph" style:parent-style-name="Standard" style:list-style-name="L7">
      <style:text-properties fo:font-weight="normal" officeooo:paragraph-rsid="001e8c9e" style:font-weight-asian="normal" style:font-weight-complex="normal"/>
    </style:style>
    <style:style style:name="P22" style:family="paragraph" style:parent-style-name="Standard" style:list-style-name="L7">
      <style:text-properties fo:font-weight="normal" officeooo:paragraph-rsid="0014c6c4" style:font-weight-asian="normal" style:font-weight-complex="normal"/>
    </style:style>
    <style:style style:name="P23" style:family="paragraph" style:parent-style-name="Standard" style:list-style-name="L8">
      <style:text-properties fo:font-weight="normal" officeooo:paragraph-rsid="001f4e60" style:font-weight-asian="normal" style:font-weight-complex="normal"/>
    </style:style>
    <style:style style:name="P24" style:family="paragraph" style:parent-style-name="Standard">
      <style:text-properties fo:font-weight="normal" officeooo:paragraph-rsid="001f4e60" style:font-weight-asian="normal" style:font-weight-complex="normal"/>
    </style:style>
    <style:style style:name="P25" style:family="paragraph" style:parent-style-name="Standard">
      <style:text-properties fo:font-weight="normal" officeooo:paragraph-rsid="00224a33" style:font-weight-asian="normal" style:font-weight-complex="normal"/>
    </style:style>
    <style:style style:name="P26" style:family="paragraph" style:parent-style-name="Standard">
      <style:text-properties fo:font-weight="bold" officeooo:paragraph-rsid="0016e736" style:font-weight-asian="bold" style:font-weight-complex="bold"/>
    </style:style>
    <style:style style:name="P27" style:family="paragraph" style:parent-style-name="Standard">
      <style:text-properties fo:font-weight="bold" officeooo:paragraph-rsid="001f4e60" style:font-weight-asian="bold" style:font-weight-complex="bold"/>
    </style:style>
    <style:style style:name="P28" style:family="paragraph" style:parent-style-name="Standard">
      <style:text-properties fo:font-weight="bold" officeooo:paragraph-rsid="00224a33" style:font-weight-asian="bold" style:font-weight-complex="bold"/>
    </style:style>
    <style:style style:name="P29" style:family="paragraph" style:parent-style-name="Standard" style:list-style-name="L9">
      <style:text-properties fo:font-weight="bold" officeooo:paragraph-rsid="00224a33" style:font-weight-asian="bold" style:font-weight-complex="bold"/>
    </style:style>
    <style:style style:name="P30" style:family="paragraph" style:parent-style-name="Standard">
      <style:text-properties style:text-underline-style="solid" style:text-underline-width="auto" style:text-underline-color="font-color" fo:font-weight="bold" officeooo:paragraph-rsid="0013555d" style:font-weight-asian="bold" style:font-weight-complex="bold"/>
    </style:style>
    <style:style style:name="P31" style:family="paragraph" style:parent-style-name="Standard">
      <style:text-properties style:text-underline-style="solid" style:text-underline-width="auto" style:text-underline-color="font-color" fo:font-weight="normal" officeooo:paragraph-rsid="0013555d" style:font-weight-asian="normal" style:font-weight-complex="normal"/>
    </style:style>
    <style:style style:name="P32" style:family="paragraph" style:parent-style-name="Standard">
      <style:text-properties style:text-underline-style="none" fo:font-weight="normal" officeooo:paragraph-rsid="0013555d"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e8c9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en aggregatie is een bepaalde type relatie (of associatie) die unidirectional is. Dat betekent dat de relatie maar één kant opgaat. </text:p>
      <text:p text:style-name="Standard"/>
      <text:p text:style-name="Standard">Aggregation implies a relationship where the child can exist independently of the parent. Example: Class (parent) and Student (child). Delete the Class and the Students still exist. Composition implies a relationship where the child cannot exist independent of the parent.</text:p>
      <text:p text:style-name="Standard"/>
      <text:list xml:id="list2301926318" text:style-name="L1">
        <text:list-item>
          <text:p text:style-name="P13"><text:span text:style-name="T1">Aggregation</text:span> implies a relationship where the child can exist independently of the parent. Example: Class (parent) and Student (child). Delete the Class and the Students still exist.</text:p>
        </text:list-item>
        <text:list-item>
          <text:p text:style-name="P13"><text:span text:style-name="T1">Composition</text:span> implies a relationship where the child cannot exist independent of the parent. Example: House (parent) and Room (child). Rooms don't exist separate to a House.</text:p>
        </text:list-item>
      </text:list>
      <text:p text:style-name="Standard"/>
      <text:p text:style-name="Standard"/>
      <text:p text:style-name="Standard">Als programmeur moet je rekening houden met de volgende <text:span text:style-name="T1">kardinaliteiten</text:span>:</text:p>
      <text:p text:style-name="Standard"/>
      <text:list xml:id="list2219971964" text:style-name="L2">
        <text:list-item>
          <text:p text:style-name="P14">0 tot 1 relatie: Een persoon heeft 0 of 1 rijbewijzen.</text:p>
        </text:list-item>
        <text:list-item>
          <text:p text:style-name="P14">1 tot 1 relatie: Een kind heeft altijd 1 biologische vader.</text:p>
        </text:list-item>
        <text:list-item>
          <text:p text:style-name="P14">0 tot N (of meer) relatie. Een persoon bezit 0 tot meerdere auto's</text:p>
        </text:list-item>
        <text:list-item>
          <text:p text:style-name="P14">1 tot N relatie. Een bon bevat 1 tot meer bestelregels.</text:p>
        </text:list-item>
        <text:list-item>
          <text:p text:style-name="P14">Een N tot N relatie. Meerdere personen zijn eigenaar van een bedrijf en een bedrijf heeft meerdere eigenaren.</text:p>
        </text:list-item>
      </text:list>
      <text:p text:style-name="P1"/>
      <text:p text:style-name="P1">Dit hoofdstuk heeft het gehad over relaties. De drie punten die ter sprake zijn gekomen zijn:</text:p>
      <text:list xml:id="list1838411233" text:style-name="L3">
        <text:list-item>
          <text:p text:style-name="P15">Unidirectioneel &amp; bidirectioneel</text:p>
        </text:list-item>
        <text:list-item>
          <text:p text:style-name="P15">Aggregatie &amp; compositie</text:p>
        </text:list-item>
        <text:list-item>
          <text:p text:style-name="P15">Kardinaliteit.</text:p>
        </text:list-item>
      </text:list>
      <text:p text:style-name="P11"/>
      <text:p text:style-name="P3">Super- en subklassen </text:p>
      <text:p text:style-name="P6"/>
      <text:p text:style-name="P6">De gemeenschappelijke code wordt in de superclass gezet. De subclass overerft de gemeenschappelijke code. In Java zegt men dit: "The subclass extends the superclass." Deze overerving zijn niet alleen de instance variables, maar ook de methodes. Dus alle members van de klasse.</text:p>
      <text:p text:style-name="P6"/>
      <text:p text:style-name="P3">@Override</text:p>
      <text:p text:style-name="P6">Je zult momenten tegenkomen waar het gedrag van een methode() in de subclass net iets moet afwijken van het gedrag van de methode zoals die is beschreven in de superclass.</text:p>
      <text:p text:style-name="P6">Je kunt zo'n method-override herkennen aan de annotatie @Override. Die annotation checkt ook gelijk of er in de superklasse een methode met dezelfde naam en inputparameters aanwezig is, anders wordt er een foutmelding gegenereerd. </text:p>
      <text:p text:style-name="P6"/>
      <text:p text:style-name="P6"/>
      <text:p text:style-name="P3">Super() </text:p>
      <text:p text:style-name="P6"/>
      <text:p text:style-name="P6">Je kunt naast het overschrijven ook de methode uitbreiden (extend). Dit doe je met super(). De super() kun je gebruiken in methodes en wordt altijd gebruikt in de constructor.</text:p>
      <text:p text:style-name="P6">Met super() roep je de code uit de super-klasse aan en deze kun je dan uitbreiden. </text:p>
      <text:p text:style-name="P6"/>
      <text:p text:style-name="P10">Polymorphism</text:p>
      <text:p text:style-name="P3"/>
      <text:p text:style-name="P6"/>
      <text:p text:style-name="P10"/>
      <text:p text:style-name="P10"><text:soft-page-break/>Abstract vs concreet</text:p>
      <text:p text:style-name="P32">We kunnen programmeurs dan ook dwingen om <text:span text:style-name="T1">geen Person p = new Person(); te schrijven. Dat doen we door de klasse abstract te maken</text:span>. Als we Person abstract willen maken, dan passen we public class Person aan naar public abstract class Person.</text:p>
      <text:p text:style-name="P32">Het tegenovergestelde van een abstracte klasse is een concrete klasse. Alle klassen die je tot nu toe gemaakt hebt, zijn concrete klassen geweest. HandyMan en FamilyDoctor zijn voorbeelden van concrete klassen.</text:p>
      <text:p text:style-name="P31"/>
      <text:p text:style-name="P31"/>
      <text:p text:style-name="P31">Een abstracte klasse heeft geen nut, geen waarde en geen reden om te leven. Een abstracte klasse bestaat om extend te worden.</text:p>
      <text:p text:style-name="P10"/>
      <text:p text:style-name="P10"/>
      <text:p text:style-name="P10">Wanneer een klasse abstract is, kan deze niet geïnstantieerd worden in Java.</text:p>
      <text:p text:style-name="P10"/>
      <text:p text:style-name="P6">Nog wat tips</text:p>
      <text:p text:style-name="P6"/>
      <text:list xml:id="list2920435198" text:style-name="L4">
        <text:list-item>
          <text:p text:style-name="P17">Een klasse extends niets als je geen is-a kan doen. Het heeft geen nut om Dog met Shop te extenden, want "Dog is-a Shop" klopt niet.</text:p>
        </text:list-item>
        <text:list-item>
          <text:p text:style-name="P17">Maak alleen een subklasse als je de klasse meer specifiek moet maken, met bijvoorbeeld @Override.</text:p>
        </text:list-item>
        <text:list-item>
          <text:p text:style-name="P17">Maak een abstracte klasse als je een template wilt maken voor een groep van klassen met ongeveer dezelfde functies en variabelen.</text:p>
        </text:list-item>
        <text:list-item>
          <text:p text:style-name="P17">Voorkom dat andere ontwikkelaars jouw klasse onbedoeld instantiëren door ze abstract te maken.</text:p>
        </text:list-item>
        <text:list-item>
          <text:p text:style-name="P17">Je kunt maar één klasse extenden in Java. Dit kan niet: public class FamilyDoctor extends Doctor extends Person</text:p>
        </text:list-item>
        <text:list-item>
          <text:p text:style-name="P17">Een klasse kan wel een klasse extenden die een andere klasse extend (piramide-vorm). Als dit dieper gaat dan twee verdiepingen is dit meestal een teken van slechte code.</text:p>
        </text:list-item>
        <text:list-item>
          <text:p text:style-name="P17">Je kunt de superklasse versie van een constructor of methode aanroepen met behulp van super().</text:p>
        </text:list-item>
      </text:list>
      <text:p text:style-name="P7"/>
      <text:p text:style-name="P9">Scope</text:p>
      <text:p text:style-name="P8">In Java bedoelen we met het woordje scope, de toegankelijkheid van elke variabele. Tot wanneer is elke variabele aanroepbaar?</text:p>
      <text:list xml:id="list3956614349" text:style-name="L5">
        <text:list-item>
          <text:p text:style-name="P18">Klasse scope</text:p>
        </text:list-item>
        <text:list-item>
          <text:p text:style-name="P18">Methode scope</text:p>
        </text:list-item>
        <text:list-item>
          <text:p text:style-name="P18">Loop scope</text:p>
        </text:list-item>
        <text:list-item>
          <text:p text:style-name="P18">Bracket scope</text:p>
        </text:list-item>
        <text:list-item>
          <text:p text:style-name="P18">Variable shadowing</text:p>
        </text:list-item>
      </text:list>
      <text:p text:style-name="P8"/>
      <text:p text:style-name="P5">Klasse scope</text:p>
      <text:p text:style-name="P8">Elke instance variabele heeft een klasse scope. Wanneer ze private access modifier hebben, zijn ze alleen vanuit de klasse bereikbaar. Maar wel vanuit overal in de klasse. In een methode, in een while-lus, in een geneste for-lus, echt overal.</text:p>
      <text:p text:style-name="P8"/>
      <text:p text:style-name="P5">Methode scope</text:p>
      <text:p text:style-name="P8">Wanneer je een nieuwe variabele declareert in een methode, is deze alleen aanroepbaar en wijzigbaar binnen die methode. Het is dus niet mogelijk om een variabele, gedeclareerd in methode A, aan te roepen of te wijzigen vanuit methode B.</text:p>
      <text:p text:style-name="P8"/>
      <text:p text:style-name="P5">Loop scope</text:p>
      <text:p text:style-name="P8"><text:soft-page-break/>Je kunt ook binnen een loop een variabele declareren. Deze variabele is alleen toegankelijk binnen de for- of while-lus. </text:p>
      <text:p text:style-name="P8"/>
      <text:p text:style-name="P5">Variabele shadowing</text:p>
      <text:p text:style-name="P8">Wanneer je een instance variabele hebt, maar je definieert een variabele met dezelfde naam en datatype in een methode, wat gebeurt er dan? Java overschrijft die waarde dan 'tijdelijk' binnen de methode (na declaratie). </text:p>
      <text:p text:style-name="P8"/>
      <text:p text:style-name="P8"/>
      <text:p text:style-name="P9">Access Modifiers</text:p>
      <text:p text:style-name="P8">Java heeft verschillende access modifiers waarmee je kunt bepalen welke andere code bij jouw code mag komen. </text:p>
      <text:p text:style-name="P5"/>
      <text:p text:style-name="P2"/>
      <text:p text:style-name="P2">Package private</text:p>
      <text:p text:style-name="Standard">We beginnen met package private, omdat dit de standaardwaarde is. Voor package-private hoef je dus ook niets voor de klasse, methode, constructor of instantie variabele te zetten.</text:p>
      <text:p text:style-name="Standard"/>
      <text:p text:style-name="P2">Private</text:p>
      <text:p text:style-name="P12">Deze hebben jullie al gezien en gebruikt: private. Wanneer je de constructor, methode of instance variable private maakt, dan is deze alleen toegankelijk vanuit de klasse zelf. Dit is de meest strenge access modifier. Je kunt in Java een klasse niet private maken.</text:p>
      <text:p text:style-name="P8"/>
      <text:p text:style-name="P5">Protected</text:p>
      <text:p text:style-name="P8">Wanneer je wilt dat jouw code alleen toegankelijk is voor zijn subklassen en code uit dezelfde package, gebruik dan de protected access modifier. Je kunt de protected access modifier alleen aan instantie variabelen en methodes geven.</text:p>
      <text:p text:style-name="P8">Wil je dat een methode door subklassen gebruikt kan worden of dat de subklasse deze kan aanroepen met super(), dan kun je deze niet private maken. Wil je daarnaast voorkomen dat de methode niet door andere klassen wordt aangeroepen, dan kun je de methode beter protected dan public maken.</text:p>
      <text:p text:style-name="P8"/>
      <text:p text:style-name="P5">Public</text:p>
      <text:p text:style-name="P8">Voordat we naar de samenvatting gaan, eindigen we dit onderdeel met de minst stricte access modifier, public. Wanneer je een klasse, methode of variabele public maakt, dan is deze leesbaar én aanpasbaar vanuit het gehele Java Universum. Wanneer de de klasse, methode of variabele in een andere package staat, moet deze nog steeds geïmporteerd worden met het import keyword.</text:p>
      <text:p text:style-name="P8"/>
      <text:p text:style-name="P8">Eén methode moet altijd public zijn in Java. Dat is de public static void main(String[] args)-methode.</text:p>
      <text:p text:style-name="P8"/>
      <text:list xml:id="list373577672" text:style-name="L6">
        <text:list-item>
          <text:p text:style-name="P19">Private, private: alleen toegankelijk vanuit de klasse.</text:p>
        </text:list-item>
        <text:list-item>
          <text:p text:style-name="P19">Package-private, geen access modifier: alleen toegankelijk vanuit de package.</text:p>
        </text:list-item>
        <text:list-item>
          <text:p text:style-name="P19">Protected, protected: toegankelijk vanuit de package en de subklasse.</text:p>
        </text:list-item>
        <text:list-item>
          <text:p text:style-name="P19">Public, public: toegankelijk vanaf alle Java code.</text:p>
        </text:list-item>
      </text:list>
      <text:p text:style-name="P5"/>
      <text:p text:style-name="P5"/>
      <text:p text:style-name="P9">Keywords</text:p>
      <text:p text:style-name="P7">Java heeft meer dan 50 keywords. Deze keywords mag je niet gebruiken als packagenaam,klassenaam, methodenaam of variabelenaam, omdat ze gereserveerd zijn. </text:p>
      <text:p text:style-name="P7"/>
      <text:p text:style-name="P4"><text:soft-page-break/>Final</text:p>
      <text:p text:style-name="P7">Wil je voorkomen dat een klasse extend kan worden, dat een methode overriden kan worden of dat de waarde van een variabele overschreven wordt, dan gebruik je de keyword final. Je kunt final dus gebruiken op klasse-, methode- en variabeleniveau.</text:p>
      <text:p text:style-name="P7"/>
      <text:p text:style-name="P4">This keyword</text:p>
      <text:p text:style-name="P7">Het this-keyword verwijst altijd naar de huidige object-instantie van de klasse. Je hebt this al voorbij zien komen in constructors en setter-methodes. Daarnaast kun je this ook gebruiken om methodes uit dezelfde klasse aan te roepen.</text:p>
      <text:p text:style-name="P7"/>
      <text:p text:style-name="P4">Var-keyword</text:p>
      <text:p text:style-name="P7">Vanaf Java 10 is het mogelijk om lokale variabele te declareren zonder datatype ervoor, maar met de keyword var. Je geeft dan de JVM de optie om het datatype in te vullen op basis van de context van de code. Dit maakt (mogelijk) je code leesbaarder en zorgt voor minder boilerplate code.</text:p>
      <text:p text:style-name="P4">Static methodes</text:p>
      <text:p text:style-name="P4"/>
      <text:list xml:id="list1606735503" text:style-name="L7">
        <text:list-item>
          <text:p text:style-name="P21">Voor een statische methode hoef je niet de klasse te instantiëren. Je roept ze dus ook aan met klasse-naam en niet object-naam.</text:p>
        </text:list-item>
        <text:list-item>
          <text:p text:style-name="P21">Als je een waarde overanderbaar (constant) wil maken, maak je deze final staticEen statische variabele wordt gedeeld door alle instanties van de klasse.</text:p>
        </text:list-item>
        <text:list-item>
          <text:p text:style-name="P21">Een statische methode kan geen niet-statische methode en geen niet statische variabele gebruiken</text:p>
        </text:list-item>
        <text:list-item>
          <text:p text:style-name="P21">final static variabelen hebben namen geschreven in HOOFDLETTERS.</text:p>
        </text:list-item>
        <text:list-item>
          <text:p text:style-name="P22"><text:span text:style-name="T3">\</text:span>Je kunt een klasse met alleen maar statische methodes on-instantieerbaar maken door de constructor private te maken.</text:p>
        </text:list-item>
      </text:list>
      <text:p text:style-name="P7"/>
      <text:p text:style-name="P4">Overloading</text:p>
      <text:p text:style-name="P7">Method overloading is niet anders dan twee methodes met dezelfde naam, maar met verschillende parameters.</text:p>
      <text:p text:style-name="P7">Overloading in Java is niets anders dan dezelfde methode of Constructor schrijven waar de parameter-datatypes en volgorde van elkaar moeten verschillen. Bij een methode mag de returntype anders zijn.</text:p>
      <text:p text:style-name="P7"/>
      <text:list xml:id="list1440527133" text:style-name="L8">
        <text:list-item>
          <text:p text:style-name="P23">Voor een statische methode hoef je niet de klasse te instantiëren. Je roept ze dus ook aan met klasse-naam en niet object-naam.</text:p>
        </text:list-item>
        <text:list-item>
          <text:p text:style-name="P23">Als je een waarde overanderbaar (constant) wil maken, maak je deze final static</text:p>
        </text:list-item>
        <text:list-item>
          <text:p text:style-name="P23">Een statische variabele wordt gedeeld door alle instanties van de klasse.</text:p>
        </text:list-item>
        <text:list-item>
          <text:p text:style-name="P23">Een statische methode kan geen niet-statische methode en geen niet statische variabele gebruiken</text:p>
        </text:list-item>
        <text:list-item>
          <text:p text:style-name="P23">final static variabelen hebben namen geschreven in HOOFDLETTERS.</text:p>
        </text:list-item>
        <text:list-item>
          <text:p text:style-name="P23">Je kunt een klasse met alleen maar statische methodes on-instantieerbaar maken door de constructor private te maken.</text:p>
        </text:list-item>
        <text:list-item>
          <text:p text:style-name="P23">Overloading in Java is niets anders dan dezelfde methode of Constructor schrijven waar de parameter-datatypes en volgorde van elkaar moeten verschillen.</text:p>
        </text:list-item>
        <text:list-item>
          <text:p text:style-name="P23">Bij een methode-overloading mag de returntype anders zijn.</text:p>
        </text:list-item>
      </text:list>
      <text:p text:style-name="P24"/>
      <text:p text:style-name="P24"/>
      <text:p text:style-name="P27">Java Interfaces</text:p>
      <text:p text:style-name="P27"><text:span text:style-name="T2">Een interface is een abstracte klasse, waarin alle methodes abstract zijn*. Dit betekent dus, methodes zonder body. Wanneer een subklasse de interface implementeert moet deze alle methodes implementeren (dus overriden). Een java-klasse kan meerdere interfaces implementeren en interfaces naast extends gebruiken.</text:span></text:p>
      <text:p text:style-name="P27"><text:soft-page-break/><text:span text:style-name="T2"/></text:p>
      <text:p text:style-name="P27"><text:span text:style-name="T2">Head First Java (2003) geeft de volgende vier punten om te weten wanneer je een klasse, subklasse, een abstracte klasse of een interface moet maken.</text:span></text:p>
      <text:p text:style-name="P27"><text:span text:style-name="T2"/></text:p>
      <text:list xml:id="list3484161282" text:style-name="L9">
        <text:list-item>
          <text:p text:style-name="P29"><text:span text:style-name="T2">Maak een klasse wanneer deze niets extends en wanneer deze niet de is-a test haalt voor een andere klasse.</text:span></text:p>
        </text:list-item>
        <text:list-item>
          <text:p text:style-name="P29"><text:span text:style-name="T2">Maak alleen een subklasse (extends) wanneer je een meer specifieke versie moet maken van de klasse en gedrag moet overriden of moet toevoegen.</text:span></text:p>
        </text:list-item>
        <text:list-item>
          <text:p text:style-name="P29"><text:span text:style-name="T2">Gebruik een abstracte klasse wanneer je een template wilt definiëren voor een groep subklassen en wanneer je niet-abstracte methodes hebt die alle subklassen moeten gebruiken. Maak de klasse abstract wanneer je wilt dat de klasse niet geïnstantieerd kan worden.</text:span></text:p>
        </text:list-item>
        <text:list-item>
          <text:p text:style-name="P29"><text:span text:style-name="T2">Maak een interface wanneer je rol wilt definiëren die andere klassen kunnen spelen ongeacht of deze klasse zich wel of niet in de overervingsboom (inheritance tree) bevinden.</text:span></text:p>
        </text:list-item>
      </text:list>
      <text:p text:style-name="P28">Code- en UML-voorbeeld</text:p>
      <text:p text:style-name="P28"/>
      <text:p text:style-name="P25">Interface-methodes zijn altijd public en abstract dit hoef je dus niet toe te voegen. We vinden het zelfs lelijk als je het wel doet!</text:p>
      <text:p text:style-name="P25"/>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30T08:51:58.177716218</meta:creation-date>
    <dc:date>2021-09-30T23:15:48.161341379</dc:date>
    <meta:editing-duration>PT8H16M47S</meta:editing-duration>
    <meta:editing-cycles>4</meta:editing-cycles>
    <meta:generator>LibreOffice/6.4.7.2$Linux_X86_64 LibreOffice_project/40$Build-2</meta:generator>
    <meta:print-date>2021-09-30T12:53:40.414334895</meta:print-date>
    <meta:document-statistic meta:table-count="0" meta:image-count="0" meta:object-count="0" meta:page-count="5" meta:paragraph-count="101" meta:word-count="1715" meta:character-count="10713" meta:non-whitespace-character-count="9133"/>
  </office:meta>
</office:document-meta>
</file>